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3c08edc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3363a15" officeooo:paragraph-rsid="03c08edc" fo:background-color="#ffff00" style:font-name-asian="arial" style:font-size-asian="10pt" style:font-style-asian="normal" style:font-weight-asian="normal" style:font-size-complex="10pt" loext:padding="0cm" loext:border="none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3c08edc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color="#000000" officeooo:rsid="001447a3" officeooo:paragraph-rsid="03c08edc"/>
    </style:style>
    <style:style style:name="P5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c08edc"/>
    </style:style>
    <style:style style:name="P6" style:family="paragraph" style:parent-style-name="Preformatted_20_Text">
      <style:text-properties fo:color="#000000" officeooo:rsid="01261e16" officeooo:paragraph-rsid="03c08edc" style:font-size-asian="9pt" loext:padding="0cm" loext:border="none"/>
    </style:style>
    <style:style style:name="P7" style:family="paragraph" style:parent-style-name="Preformatted_20_Text">
      <style:text-properties fo:color="#000000" officeooo:rsid="001447a3" officeooo:paragraph-rsid="03c08edc" style:font-size-asian="9pt" loext:padding="0cm" loext:border="none"/>
    </style:style>
    <style:style style:name="P8" style:family="paragraph" style:parent-style-name="Preformatted_20_Text">
      <style:text-properties fo:color="#000000" officeooo:rsid="016302c9" officeooo:paragraph-rsid="03c08edc"/>
    </style:style>
    <style:style style:name="P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officeooo:paragraph-rsid="03c08edc" style:font-size-asian="11pt" style:font-style-asian="normal" style:font-weight-asian="normal" style:text-emphasize="none"/>
    </style:style>
    <style:style style:name="P10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3c08edc" style:font-size-asian="11pt" style:font-style-asian="normal" style:font-weight-asian="normal" style:text-emphasize="none"/>
    </style:style>
    <style:style style:name="P11" style:family="paragraph" style:parent-style-name="Preformatted_20_Text">
      <style:text-properties officeooo:paragraph-rsid="03c08edc"/>
    </style:style>
    <style:style style:name="P12" style:family="paragraph" style:parent-style-name="Standard">
      <style:text-properties fo:color="#000000" officeooo:rsid="001447a3" officeooo:paragraph-rsid="03c08edc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4" style:family="text">
      <style:text-properties fo:font-variant="normal" fo:text-transform="none" fo:color="#000000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6" style:family="text">
      <style:text-properties fo:color="#800000"/>
    </style:style>
    <style:style style:name="T7" style:family="text">
      <style:text-properties fo:color="#800000" officeooo:rsid="00529df8"/>
    </style:style>
    <style:style style:name="T8" style:family="text">
      <style:text-properties fo:color="#800000" officeooo:rsid="001447a3"/>
    </style:style>
    <style:style style:name="T9" style:family="text">
      <style:text-properties fo:color="#800000" officeooo:rsid="039f1cce"/>
    </style:style>
    <style:style style:name="T10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12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2591" style:font-size-asian="11pt" style:font-style-asian="normal" style:font-weight-asian="normal" style:text-emphasize="none"/>
    </style:style>
    <style:style style:name="T13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b5441" style:font-size-asian="11pt" style:font-style-asian="normal" style:font-weight-asian="normal" style:text-emphasize="none"/>
    </style:style>
    <style:style style:name="T14" style:family="text">
      <style:text-properties fo:color="#800000" officeooo:rsid="03a04fce"/>
    </style:style>
    <style:style style:name="T15" style:family="text">
      <style:text-properties fo:color="#800000" officeooo:rsid="03a70c72"/>
    </style:style>
    <style:style style:name="T16" style:family="text">
      <style:text-properties fo:color="#800000" officeooo:rsid="03a950fb"/>
    </style:style>
    <style:style style:name="T17" style:family="text">
      <style:text-properties fo:color="#800000" officeooo:rsid="03aac4e2"/>
    </style:style>
    <style:style style:name="T18" style:family="text">
      <style:text-properties fo:color="#800000" officeooo:rsid="03ab5441"/>
    </style:style>
    <style:style style:name="T19" style:family="text">
      <style:text-properties fo:color="#800000" officeooo:rsid="03040286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3525de7" fo:background-color="#ffff00" loext:char-shading-value="0"/>
    </style:style>
    <style:style style:name="T22" style:family="text">
      <style:text-properties officeooo:rsid="001447a3" fo:background-color="#ffff00" loext:char-shading-value="0"/>
    </style:style>
    <style:style style:name="T23" style:family="text">
      <style:text-properties officeooo:rsid="03984b72" fo:background-color="#ffff00" loext:char-shading-value="0"/>
    </style:style>
    <style:style style:name="T24" style:family="text">
      <style:text-properties officeooo:rsid="039bf895" fo:background-color="#ffff00" loext:char-shading-value="0"/>
    </style:style>
    <style:style style:name="T25" style:family="text">
      <style:text-properties officeooo:rsid="039f1cce" fo:background-color="#ffff00" loext:char-shading-value="0"/>
    </style:style>
    <style:style style:name="T26" style:family="text">
      <style:text-properties officeooo:rsid="03a4ec8c" fo:background-color="#ffff00" loext:char-shading-value="0"/>
    </style:style>
    <style:style style:name="T27" style:family="text">
      <style:text-properties fo:background-color="#ffff00" loext:char-shading-value="0" style:font-size-asian="9pt" loext:padding="0cm" loext:border="none"/>
    </style:style>
    <style:style style:name="T28" style:family="text">
      <style:text-properties officeooo:rsid="03984b72" fo:background-color="#ffff00" loext:char-shading-value="0" style:font-size-asian="9pt" loext:padding="0cm" loext:border="none"/>
    </style:style>
    <style:style style:name="T29" style:family="text">
      <style:text-properties officeooo:rsid="03a585d4" fo:background-color="#ffff00" loext:char-shading-value="0" style:font-size-asian="9pt" loext:padding="0cm" loext:border="none"/>
    </style:style>
    <style:style style:name="T30" style:family="text">
      <style:text-properties officeooo:rsid="03a950fb" fo:background-color="#ffff00" loext:char-shading-value="0"/>
    </style:style>
    <style:style style:name="T31" style:family="text">
      <style:text-properties fo:background-color="#cc66ff" loext:char-shading-value="0"/>
    </style:style>
    <style:style style:name="T32" style:family="text">
      <style:text-properties officeooo:rsid="001447a3" fo:background-color="#cc66ff" loext:char-shading-value="0"/>
    </style:style>
    <style:style style:name="T33" style:family="text">
      <style:text-properties officeooo:rsid="033da620" fo:background-color="#cc66ff" loext:char-shading-value="0"/>
    </style:style>
    <style:style style:name="T34" style:family="text">
      <style:text-properties officeooo:rsid="035bb671"/>
    </style:style>
    <style:style style:name="T35" style:family="text">
      <style:text-properties officeooo:rsid="0365ad6f"/>
    </style:style>
    <style:style style:name="T36" style:family="text">
      <style:text-properties fo:color="#000000" officeooo:rsid="001447a3"/>
    </style:style>
    <style:style style:name="T3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66cc" loext:char-shading-value="0" style:font-size-asian="11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ffff" loext:char-shading-value="0" style:font-size-asian="11pt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00cc33" loext:char-shading-value="0" style:font-size-asian="11pt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00cc" loext:char-shading-value="0" style:font-size-asian="11pt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3" style:family="text">
      <style:text-properties fo:color="#000000" officeooo:rsid="0395cb95"/>
    </style:style>
    <style:style style:name="T54" style:family="text">
      <style:text-properties fo:color="#000000" officeooo:rsid="039f1cce"/>
    </style:style>
    <style:style style:name="T55" style:family="text">
      <style:text-properties fo:color="#000000" officeooo:rsid="03a70c72"/>
    </style:style>
    <style:style style:name="T56" style:family="text">
      <style:text-properties fo:color="#000000" officeooo:rsid="03429e83"/>
    </style:style>
    <style:style style:name="T57" style:family="text">
      <style:text-properties fo:color="#000000" officeooo:rsid="03aa3eea"/>
    </style:style>
    <style:style style:name="T58" style:family="text">
      <style:text-properties fo:color="#000000" officeooo:rsid="03ab157a"/>
    </style:style>
    <style:style style:name="T59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0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61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69" style:family="text">
      <style:text-properties officeooo:rsid="001447a3"/>
    </style:style>
    <style:style style:name="T70" style:family="text">
      <style:text-properties officeooo:rsid="03a04fce"/>
    </style:style>
    <style:style style:name="T71" style:family="text">
      <style:text-properties officeooo:rsid="03a585d4"/>
    </style:style>
    <style:style style:name="T72" style:family="text">
      <style:text-properties officeooo:rsid="03a70c72"/>
    </style:style>
    <style:style style:name="T73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74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officeooo:rsid="03aa3eea" style:font-name-asian="Nimbus Mono L" style:font-size-asian="10pt" style:font-style-asian="normal" style:font-weight-asian="normal" style:font-size-complex="10pt" style:text-emphasize="none"/>
    </style:style>
    <style:style style:name="T75" style:family="text">
      <style:text-properties officeooo:rsid="03aac4e2"/>
    </style:style>
    <style:style style:name="T76" style:family="text">
      <style:text-properties officeooo:rsid="03ab157a"/>
    </style:style>
    <style:style style:name="T77" style:family="text">
      <style:text-properties officeooo:rsid="03bd73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作者:李军滔、唐海湘</text:p>
      <text:p text:style-name="P4"/>
      <text:p text:style-name="P4">模块名:财务初始化模块</text:p>
      <text:p text:style-name="P4"><text:tab/><text:span text:style-name="T31">导航下拉名_1:基本设置</text:span></text:p>
      <text:p text:style-name="P4"><text:tab/><text:tab/><text:span text:style-name="T20">导航名_1:公司基本情况</text:span></text:p>
      <text:p text:style-name="P4"><text:tab/><text:tab/><text:tab/><text:span text:style-name="T6">功能名字_1:</text:span>列表 <text:s/>功能类型:网格 (有网格)</text:p>
      <text:p text:style-name="P4"><text:tab/><text:tab/><text:tab/><text:tab/><text:span text:style-name="T2">加上一个字段 ：id <text:s/>文本框 <text:s text:c="3"/>设置隐藏</text:span></text:p>
      <text:p text:style-name="P11"><text:span text:style-name="T36"><text:tab/><text:tab/><text:tab/><text:tab/>字段名称_1:</text:span><text:span text:style-name="T37">序号</text:span></text:p>
      <text:p text:style-name="P11"><text:span text:style-name="T36"><text:tab/><text:tab/><text:tab/><text:tab/>字段名称_2:</text:span><text:span text:style-name="T37">公司名称</text:span></text:p>
      <text:p text:style-name="P11"><text:span text:style-name="T36"><text:tab/><text:tab/><text:tab/><text:tab/>字段名称_3:</text:span><text:span text:style-name="T37">税号</text:span></text:p>
      <text:p text:style-name="P11"><text:span text:style-name="T36"><text:tab/><text:tab/><text:tab/><text:tab/>字段名称_</text:span><text:span text:style-name="T53">4</text:span><text:span text:style-name="T36">:</text:span><text:span text:style-name="T37">电话</text:span></text:p>
      <text:p text:style-name="P11"><text:span text:style-name="T36"><text:tab/><text:tab/><text:tab/><text:tab/>字段名称_</text:span><text:span text:style-name="T53">5</text:span><text:span text:style-name="T36">:</text:span><text:span text:style-name="T37">地址</text:span></text:p>
      <text:p text:style-name="P11"><text:span text:style-name="T36"><text:tab/><text:tab/><text:tab/><text:tab/>字段名称_</text:span><text:span text:style-name="T53">6</text:span><text:span text:style-name="T36">:</text:span><text:span text:style-name="T37">开户银行</text:span></text:p>
      <text:p text:style-name="P11"><text:span text:style-name="T36"><text:tab/><text:tab/><text:tab/><text:tab/>字段名称_</text:span><text:span text:style-name="T53">7</text:span><text:span text:style-name="T36">:</text:span><text:span text:style-name="T37">银行账号</text:span></text:p>
      <text:p text:style-name="P11"><text:span text:style-name="T36"><text:tab/><text:tab/><text:tab/><text:tab/>字段名称_</text:span><text:span text:style-name="T53">8</text:span><text:span text:style-name="T36">:</text:span><text:span text:style-name="T37">公司规模形式</text:span></text:p>
      <text:p text:style-name="P11"><text:span text:style-name="T36"><text:tab/><text:tab/><text:tab/><text:tab/>字段名称_</text:span><text:span text:style-name="T53">9</text:span><text:span text:style-name="T36">:</text:span><text:span text:style-name="T37">备注</text:span></text:p>
      <text:p text:style-name="P5"/>
      <text:p text:style-name="P4"><text:tab/><text:tab/></text:p>
      <text:p text:style-name="P4"><text:tab/><text:tab/><text:tab/><text:span text:style-name="T6">功能名称_2:</text:span>添加 功能类型:编辑 </text:p>
      <text:p text:style-name="P11"><text:span text:style-name="T36"><text:tab/><text:tab/><text:tab/><text:tab/>字段名称_１:</text:span><text:span text:style-name="T37">公司名称<text:tab/></text:span><text:span text:style-name="T38">标签类型:文本框 必填</text:span></text:p>
      <text:p text:style-name="P11"><text:span text:style-name="T36"><text:tab/><text:tab/><text:tab/><text:tab/>字段名称_２:</text:span><text:span text:style-name="T37">税号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7">电话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４</text:span><text:span text:style-name="T36">:</text:span><text:span text:style-name="T37">地址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５</text:span><text:span text:style-name="T36">:</text:span><text:span text:style-name="T37">开户银行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６</text:span><text:span text:style-name="T36">:</text:span><text:span text:style-name="T37">银行账号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７</text:span><text:span text:style-name="T36">:</text:span><text:span text:style-name="T37">公司规模形式<text:tab/></text:span><text:span text:style-name="T38">标签类型:下拉框</text:span><text:span text:style-name="T39">(小规模企业/一般纳税人企业)</text:span><text:span text:style-name="T38"> 必填</text:span><text:span text:style-name="T47">　</text:span><text:span text:style-name="T38">不可编辑</text:span></text:p>
      <text:p text:style-name="P4"><text:tab/><text:tab/><text:tab/><text:tab/>字段名称_８:<text:span text:style-name="T59">备注<text:tab/><text:tab/><text:tab/>标签类型:文本框 </text:span><text:span text:style-name="T60">非</text:span><text:span text:style-name="T59">必填</text:span></text:p>
      <text:p text:style-name="P4"><text:tab/><text:tab/><text:tab/><text:tab/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字段名称_１:<text:span text:style-name="T59">公司名称<text:tab/>标签类型:文本框 必填</text:span></text:p>
      <text:p text:style-name="P11"><text:span text:style-name="T36"><text:tab/><text:tab/><text:tab/><text:tab/>字段名称_２:</text:span><text:span text:style-name="T37">税号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7">电话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４</text:span><text:span text:style-name="T36">:</text:span><text:span text:style-name="T37">地址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５</text:span><text:span text:style-name="T36">:</text:span><text:span text:style-name="T37">开户银行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６</text:span><text:span text:style-name="T36">:</text:span><text:span text:style-name="T37">银行账号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７</text:span><text:span text:style-name="T36">:</text:span><text:span text:style-name="T37">公司规模形式<text:tab/></text:span><text:span text:style-name="T38">标签类型:下拉框</text:span><text:span text:style-name="T39">(小规模企业/一般纳税人企业)</text:span><text:span text:style-name="T38"> 必填</text:span><text:span text:style-name="T47">　</text:span><text:span text:style-name="T38">不可编辑</text:span></text:p>
      <text:p text:style-name="P4"><text:tab/><text:tab/><text:tab/><text:tab/>字段名称_８:<text:span text:style-name="T59">备注<text:tab/><text:tab/><text:tab/>标签类型:文本框 </text:span><text:span text:style-name="T60">非</text:span><text:span text:style-name="T59">必填</text:span></text:p>
      <text:p text:style-name="P4"/>
      <text:p text:style-name="P4"><text:tab/><text:tab/><text:tab/><text:span text:style-name="T6">功能名称_</text:span><text:span text:style-name="T7">4</text:span>:删除 功能类型: 删除</text:p>
      <text:p text:style-name="P4"><text:tab/><text:tab/><text:tab/><text:tab/>温馨提示：确定删除这条数据么？</text:p>
      <text:p text:style-name="P4"><text:tab/><text:tab/><text:tab/><text:tab/><text:tab/></text:p>
      <text:p text:style-name="P4"><text:tab/><text:tab/><text:tab/></text:p>
      <text:p text:style-name="P4"><text:tab/><text:tab/><text:tab/><text:span text:style-name="T6">功能名称_</text:span><text:span text:style-name="T7">５</text:span>:导出 功能类型: 导出</text:p>
      <text:p text:style-name="P4"><text:tab/><text:tab/><text:tab/><text:tab/></text:p>
      <text:p text:style-name="P4"/>
      <text:p text:style-name="P4"/>
      <text:p text:style-name="P4"><text:soft-page-break/></text:p>
      <text:p text:style-name="P12"><text:tab/><text:tab/><text:span text:style-name="T20">导航名_</text:span><text:span text:style-name="T23">2</text:span><text:span text:style-name="T20">:设置</text:span><text:span text:style-name="T23">币别</text:span></text:p>
      <text:p text:style-name="P4"><text:tab/><text:tab/><text:tab/><text:span text:style-name="T6">功能名字_1:</text:span>列表 <text:s/>功能类型:网格 (有网格)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代码</text:span></text:p>
      <text:p text:style-name="P11"><text:span text:style-name="T36"><text:tab/><text:tab/><text:tab/><text:tab/>字段名称_２:</text:span><text:span text:style-name="T38">名称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记账汇率</text:span></text:p>
      <text:p text:style-name="P11"><text:span text:style-name="T36"><text:tab/><text:tab/><text:tab/><text:tab/>字段名称_</text:span><text:span text:style-name="T53">４</text:span><text:span text:style-name="T36">:</text:span><text:span text:style-name="T38">是否本位币</text:span></text:p>
      <text:p text:style-name="P5"/>
      <text:p text:style-name="P4"><text:tab/><text:tab/></text:p>
      <text:p text:style-name="P11"><text:span text:style-name="T36"><text:tab/><text:tab/><text:tab/></text:span><text:span text:style-name="T8">功能名称_2:</text:span><text:span text:style-name="T36">添加 功能类型:编辑 </text:span></text:p>
      <text:p text:style-name="P11"><text:span text:style-name="T36"><text:tab/><text:tab/><text:tab/><text:tab/>字段名称_１:</text:span><text:span text:style-name="T38">代码<text:tab/><text:tab/>标签类型:文本框 必填</text:span></text:p>
      <text:p text:style-name="P11"><text:span text:style-name="T36"><text:tab/><text:tab/><text:tab/><text:tab/>字段名称_２:</text:span><text:span text:style-name="T38">名称<text:tab/><text:tab/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记账汇率<text:tab/>标签类型:数字框 非必填</text:span></text:p>
      <text:p text:style-name="P11"><text:span text:style-name="T38"><text:tab/><text:tab/><text:tab/><text:tab/>字段名称_</text:span><text:span text:style-name="T39">４</text:span><text:span text:style-name="T38">:是否本位币<text:tab/>标签类型:下拉框</text:span><text:span text:style-name="T40">(是/否)</text:span><text:span text:style-name="T38"> 必填<text:tab/><text:tab/>不可编辑</text:span></text:p>
      <text:p text:style-name="P4"><text:tab/><text:tab/><text:tab/><text:tab/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字段名称_１:<text:span text:style-name="T59">代码<text:tab/><text:tab/>标签类型:文本框 必填</text:span></text:p>
      <text:p text:style-name="P11"><text:span text:style-name="T36"><text:tab/><text:tab/><text:tab/><text:tab/>字段名称_２:</text:span><text:span text:style-name="T38">名称<text:tab/><text:tab/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记账汇率<text:tab/>标签类型:数字框 非必填</text:span></text:p>
      <text:p text:style-name="P4"><text:span text:style-name="T59"><text:tab/><text:tab/><text:tab/><text:tab/>字段名称_</text:span><text:span text:style-name="T60">４</text:span><text:span text:style-name="T59">:是否本位币<text:tab/>标签类型:下拉框</text:span><text:span text:style-name="T61">(是/否)</text:span><text:span text:style-name="T59"> 必填</text:span><text:span text:style-name="T68">　</text:span><text:span text:style-name="T59">不可编辑</text:span></text:p>
      <text:p text:style-name="P4"/>
      <text:p text:style-name="P4"><text:tab/><text:tab/><text:tab/><text:span text:style-name="T6">功能名称_</text:span><text:span text:style-name="T7">4</text:span>:删除 功能类型: 删除</text:p>
      <text:p text:style-name="P4"><text:tab/><text:tab/><text:tab/><text:tab/>温馨提示：确定删除这条数据么？</text:p>
      <text:p text:style-name="P4"/>
      <text:p text:style-name="P4"><text:tab/></text:p>
      <text:p text:style-name="P4"><text:tab/><text:tab/><text:span text:style-name="T20">导航名_</text:span><text:span text:style-name="T24">３</text:span><text:span text:style-name="T20">:</text:span><text:span text:style-name="T23">往来单位</text:span></text:p>
      <text:p text:style-name="P4"><text:tab/><text:tab/><text:tab/><text:span text:style-name="T6">功能名字_1:</text:span>列表 <text:s/>功能类型:网格 (有网格)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序号</text:span></text:p>
      <text:p text:style-name="P11"><text:span text:style-name="T36"><text:tab/><text:tab/><text:tab/><text:tab/>字段名称_１:</text:span><text:span text:style-name="T38">公</text:span><text:span text:style-name="T37">司名称</text:span></text:p>
      <text:p text:style-name="P11"><text:span text:style-name="T36"><text:tab/><text:tab/><text:tab/><text:tab/>字段名称_２:</text:span><text:span text:style-name="T38">税</text:span><text:span text:style-name="T37">号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电</text:span><text:span text:style-name="T37">话</text:span></text:p>
      <text:p text:style-name="P11"><text:span text:style-name="T36"><text:tab/><text:tab/><text:tab/><text:tab/>字段名称_</text:span><text:span text:style-name="T53">４</text:span><text:span text:style-name="T36">:</text:span><text:span text:style-name="T38">地</text:span><text:span text:style-name="T37">址</text:span></text:p>
      <text:p text:style-name="P11"><text:span text:style-name="T38"><text:tab/><text:tab/><text:tab/><text:tab/>字段名称_</text:span><text:span text:style-name="T41">５</text:span><text:span text:style-name="T38">:开</text:span><text:span text:style-name="T37">户银行</text:span></text:p>
      <text:p text:style-name="P11"><text:span text:style-name="T36"><text:tab/><text:tab/><text:tab/><text:tab/>字段名称_</text:span><text:span text:style-name="T54">６</text:span><text:span text:style-name="T36">:</text:span><text:span text:style-name="T38">银</text:span><text:span text:style-name="T37">行账号</text:span></text:p>
      <text:p text:style-name="P11"><text:span text:style-name="T36"><text:tab/><text:tab/><text:tab/><text:tab/>字段名称_</text:span><text:span text:style-name="T54">７</text:span><text:span text:style-name="T36">:</text:span><text:span text:style-name="T38">公</text:span><text:span text:style-name="T37">司规模形式</text:span></text:p>
      <text:p text:style-name="P5"/>
      <text:p text:style-name="P4"><text:tab/><text:tab/></text:p>
      <text:p text:style-name="P11"><text:span text:style-name="T36"><text:tab/><text:tab/><text:tab/></text:span><text:span text:style-name="T8">功能名称_2:</text:span><text:span text:style-name="T36">添加 功能类型:编辑 </text:span></text:p>
      <text:p text:style-name="P11"><text:span text:style-name="T36"><text:tab/><text:tab/><text:tab/><text:tab/>字段名称_１:</text:span><text:span text:style-name="T38">公司名称<text:tab/>标签类型:文本框 必填</text:span></text:p>
      <text:p text:style-name="P11"><text:span text:style-name="T36"><text:tab/><text:tab/><text:tab/><text:tab/>字段名称_２:</text:span><text:span text:style-name="T38">税</text:span><text:span text:style-name="T37">号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电</text:span><text:span text:style-name="T37">话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４</text:span><text:span text:style-name="T36">:</text:span><text:span text:style-name="T38">地</text:span><text:span text:style-name="T37">址<text:tab/><text:tab/></text:span><text:span text:style-name="T38">标签类型:文本框 必填</text:span></text:p>
      <text:p text:style-name="P11"><text:span text:style-name="T38"><text:tab/><text:tab/><text:tab/><text:tab/>字段名称_</text:span><text:span text:style-name="T41">５</text:span><text:span text:style-name="T38">:开</text:span><text:span text:style-name="T37">户银行<text:tab/></text:span><text:span text:style-name="T38">标签类型:文本框 必填</text:span></text:p>
      <text:p text:style-name="P11"><text:span text:style-name="T36"><text:tab/><text:tab/><text:tab/><text:tab/>字段名称_</text:span><text:span text:style-name="T54">６</text:span><text:span text:style-name="T36">:</text:span><text:span text:style-name="T38">银</text:span><text:span text:style-name="T37">行账号<text:tab/></text:span><text:span text:style-name="T38">标签类型:文本框 必填</text:span></text:p>
      <text:p text:style-name="P11"><text:span text:style-name="T38"><text:tab/><text:tab/><text:tab/><text:tab/>字段名称_</text:span><text:span text:style-name="T41">７</text:span><text:span text:style-name="T38">:公司规模形式<text:tab/>标签类型:下拉框</text:span><text:span text:style-name="T41">(小规模企业/一般纳税人企业)</text:span><text:span text:style-name="T38"> 必填<text:tab/>不可编辑</text:span></text:p>
      <text:p text:style-name="P4"><text:soft-page-break/><text:tab/><text:tab/><text:tab/><text:tab/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字段名称_１:<text:span text:style-name="T59">公司名称<text:tab/>标签类型:文本框 必填</text:span></text:p>
      <text:p text:style-name="P11"><text:span text:style-name="T36"><text:tab/><text:tab/><text:tab/><text:tab/>字段名称_２:</text:span><text:span text:style-name="T38">税</text:span><text:span text:style-name="T37">号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电</text:span><text:span text:style-name="T37">话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４</text:span><text:span text:style-name="T36">:</text:span><text:span text:style-name="T38">地</text:span><text:span text:style-name="T37">址<text:tab/><text:tab/></text:span><text:span text:style-name="T38">标签类型:文本框 必填</text:span></text:p>
      <text:p text:style-name="P11"><text:span text:style-name="T38"><text:tab/><text:tab/><text:tab/><text:tab/>字段名称_</text:span><text:span text:style-name="T41">５</text:span><text:span text:style-name="T38">:开</text:span><text:span text:style-name="T37">户银行<text:tab/></text:span><text:span text:style-name="T38">标签类型:文本框 必填</text:span></text:p>
      <text:p text:style-name="P11"><text:span text:style-name="T36"><text:tab/><text:tab/><text:tab/><text:tab/>字段名称_</text:span><text:span text:style-name="T54">６</text:span><text:span text:style-name="T36">:</text:span><text:span text:style-name="T38">银</text:span><text:span text:style-name="T37">行账号<text:tab/></text:span><text:span text:style-name="T38">标签类型:文本框 必填</text:span></text:p>
      <text:p text:style-name="P4"><text:span text:style-name="T59"><text:tab/><text:tab/><text:tab/><text:tab/>字段名称_</text:span><text:span text:style-name="T62">７</text:span><text:span text:style-name="T59">:公司规模形式<text:tab/>标签类型:下拉框</text:span><text:span text:style-name="T62">(小规模企业/一般纳税人企业)</text:span><text:span text:style-name="T59"> 必填</text:span><text:span text:style-name="T68">　</text:span><text:span text:style-name="T59">不可编辑</text:span></text:p>
      <text:p text:style-name="P4"/>
      <text:p text:style-name="P4"><text:tab/><text:tab/><text:tab/><text:span text:style-name="T6">功能名称_</text:span><text:span text:style-name="T7">4</text:span>:删除 功能类型: 删除</text:p>
      <text:p text:style-name="P4"><text:tab/><text:tab/><text:tab/><text:tab/>温馨提示：确定删除这条数据么？</text:p>
      <text:p text:style-name="P4"><text:tab/><text:tab/><text:tab/></text:p>
      <text:p text:style-name="P4"><text:tab/><text:tab/><text:tab/><text:span text:style-name="T6">功能名称_</text:span><text:span text:style-name="T9">５</text:span>:导出 功能类型: 导出</text:p>
      <text:p text:style-name="P4"><text:tab/><text:tab/></text:p>
      <text:p text:style-name="P4"><text:tab/><text:tab/></text:p>
      <text:p text:style-name="P4"><text:tab/><text:tab/><text:span text:style-name="T20">导航名_</text:span><text:span text:style-name="T25">４</text:span><text:span text:style-name="T20">:</text:span><text:span text:style-name="T23">会计科目</text:span></text:p>
      <text:p text:style-name="P4"><text:tab/><text:tab/><text:tab/><text:span text:style-name="T6">功能名字_1:资产类</text:span> <text:s/>功能类型:网格 (有网格)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代</text:span><text:span text:style-name="T37">码 </text:span></text:p>
      <text:p text:style-name="P11"><text:span text:style-name="T36"><text:tab/><text:tab/><text:tab/><text:tab/>字段名称_２:</text:span><text:span text:style-name="T38">会</text:span><text:span text:style-name="T37">计科目名称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所</text:span><text:span text:style-name="T37">属类别</text:span></text:p>
      <text:p text:style-name="P11"><text:span text:style-name="T36"><text:tab/><text:tab/><text:tab/><text:tab/>字段名称_</text:span><text:span text:style-name="T53">４</text:span><text:span text:style-name="T36">:</text:span><text:span text:style-name="T38">余</text:span><text:span text:style-name="T37">额方向</text:span></text:p>
      <text:p text:style-name="P10"/>
      <text:p text:style-name="P11"><text:span text:style-name="T37"><text:tab/><text:tab/><text:tab/></text:span><text:span text:style-name="T11">功能名字_</text:span><text:span text:style-name="T12">2</text:span><text:span text:style-name="T11">:</text:span><text:span text:style-name="T12">负债</text:span><text:span text:style-name="T11">类</text:span><text:span text:style-name="T38"> <text:s/>功能类型:网格 (有网格)</text:span>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代</text:span><text:span text:style-name="T37">码 </text:span></text:p>
      <text:p text:style-name="P11"><text:span text:style-name="T36"><text:tab/><text:tab/><text:tab/><text:tab/>字段名称_２:</text:span><text:span text:style-name="T38">会</text:span><text:span text:style-name="T37">计科目名称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所</text:span><text:span text:style-name="T37">属类别</text:span></text:p>
      <text:p text:style-name="P11"><text:span text:style-name="T38"><text:tab/><text:tab/><text:tab/><text:tab/>字段名称_</text:span><text:span text:style-name="T39">４</text:span><text:span text:style-name="T38">:余</text:span><text:span text:style-name="T37">额方向</text:span></text:p>
      <text:p text:style-name="P10"/>
      <text:p text:style-name="P11"><text:span text:style-name="T37"><text:tab/><text:tab/><text:tab/></text:span><text:span text:style-name="T11">功能名字_</text:span><text:span text:style-name="T12">3</text:span><text:span text:style-name="T11">:</text:span><text:span text:style-name="T12">共同</text:span><text:span text:style-name="T11">类</text:span><text:span text:style-name="T38"> <text:s/>功能类型:网格 (有网格)</text:span>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代</text:span><text:span text:style-name="T37">码 </text:span></text:p>
      <text:p text:style-name="P11"><text:span text:style-name="T36"><text:tab/><text:tab/><text:tab/><text:tab/>字段名称_２:</text:span><text:span text:style-name="T38">会</text:span><text:span text:style-name="T37">计科目名称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所</text:span><text:span text:style-name="T37">属类别</text:span></text:p>
      <text:p text:style-name="P11"><text:span text:style-name="T38"><text:tab/><text:tab/><text:tab/><text:tab/>字段名称_</text:span><text:span text:style-name="T39">４</text:span><text:span text:style-name="T38">:余</text:span><text:span text:style-name="T37">额方向</text:span></text:p>
      <text:p text:style-name="P10"/>
      <text:p text:style-name="P11"><text:span text:style-name="T37"><text:tab/><text:tab/><text:tab/></text:span><text:span text:style-name="T11">功能名字_</text:span><text:span text:style-name="T12">4</text:span><text:span text:style-name="T11">:成本类</text:span><text:span text:style-name="T38"> <text:s/>功能类型:网格 (有网格)</text:span>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代</text:span><text:span text:style-name="T37">码 </text:span></text:p>
      <text:p text:style-name="P11"><text:span text:style-name="T36"><text:tab/><text:tab/><text:tab/><text:tab/>字段名称_２:</text:span><text:span text:style-name="T38">会</text:span><text:span text:style-name="T37">计科目名称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所</text:span><text:span text:style-name="T37">属类别</text:span></text:p>
      <text:p text:style-name="P11"><text:span text:style-name="T38"><text:tab/><text:tab/><text:tab/><text:tab/>字段名称_</text:span><text:span text:style-name="T39">４</text:span><text:span text:style-name="T38">:余</text:span><text:span text:style-name="T37">额方向</text:span></text:p>
      <text:p text:style-name="P10"/>
      <text:p text:style-name="P11"><text:span text:style-name="T37"><text:tab/><text:tab/><text:tab/></text:span><text:span text:style-name="T11">功能名字_</text:span><text:span text:style-name="T12">5</text:span><text:span text:style-name="T11">:</text:span><text:span text:style-name="T12">损益</text:span><text:span text:style-name="T11">类</text:span><text:span text:style-name="T38"> <text:s/>功能类型:网格 (有网格)</text:span></text:p>
      <text:p text:style-name="P11"><text:soft-page-break/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代</text:span><text:span text:style-name="T37">码 </text:span></text:p>
      <text:p text:style-name="P11"><text:span text:style-name="T36"><text:tab/><text:tab/><text:tab/><text:tab/>字段名称_２:</text:span><text:span text:style-name="T38">会</text:span><text:span text:style-name="T37">计科目名称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所</text:span><text:span text:style-name="T37">属类别</text:span></text:p>
      <text:p text:style-name="P11"><text:span text:style-name="T38"><text:tab/><text:tab/><text:tab/><text:tab/>字段名称_</text:span><text:span text:style-name="T39">４</text:span><text:span text:style-name="T38">:余</text:span><text:span text:style-name="T37">额方向</text:span></text:p>
      <text:p text:style-name="P5"/>
      <text:p text:style-name="P4"><text:tab/><text:tab/></text:p>
      <text:p text:style-name="P11"><text:span text:style-name="T36"><text:tab/><text:tab/><text:tab/></text:span><text:span text:style-name="T8">功能名称_2:</text:span><text:span text:style-name="T36">添加 功能类型:编辑 </text:span></text:p>
      <text:p text:style-name="P11"><text:span text:style-name="T36"><text:tab/><text:tab/><text:tab/><text:tab/>字段名称_１:</text:span><text:span text:style-name="T38">代码<text:tab/><text:tab/><text:tab/>标签类型:文本框 必填 </text:span></text:p>
      <text:p text:style-name="P11"><text:span text:style-name="T36"><text:tab/><text:tab/><text:tab/><text:tab/>字段名称_２:</text:span><text:span text:style-name="T38">会</text:span><text:span text:style-name="T37">计科目名称</text:span><text:span text:style-name="T42"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所</text:span><text:span text:style-name="T37">属类别<text:tab/><text:tab/></text:span><text:span text:style-name="T38">标签类型:下拉框</text:span><text:span text:style-name="T42">　</text:span><text:span text:style-name="T38">必填<text:tab/>不可编辑</text:span></text:p>
      <text:p text:style-name="P11"><text:span text:style-name="T42"><text:tab/><text:tab/><text:tab/><text:tab/>(资产类/负债类/共同类/权益类/成本类/损益类)</text:span><text:span text:style-name="T38"> </text:span></text:p>
      <text:p text:style-name="P11"><text:span text:style-name="T38"><text:tab/><text:tab/><text:tab/><text:tab/>字段名称_</text:span><text:span text:style-name="T39">４</text:span><text:span text:style-name="T38">:余额方向<text:tab/><text:tab/>标签类型:下拉框</text:span><text:span text:style-name="T42">(借/贷)</text:span><text:span text:style-name="T38"> 必填</text:span><text:span text:style-name="T47">　</text:span><text:span text:style-name="T38">不可编辑</text:span></text:p>
      <text:p text:style-name="P4"><text:tab/><text:tab/><text:tab/><text:tab/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字段名称_１:<text:span text:style-name="T59">代码<text:tab/><text:tab/><text:tab/>标签类型:文本框 必填 </text:span></text:p>
      <text:p text:style-name="P11"><text:span text:style-name="T36"><text:tab/><text:tab/><text:tab/><text:tab/>字段名称_２:</text:span><text:span text:style-name="T38">会</text:span><text:span text:style-name="T37">计科目名称</text:span><text:span text:style-name="T42"><text:tab/></text:span><text:span text:style-name="T38">标签类型:文本框 必填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所</text:span><text:span text:style-name="T37">属类别<text:tab/><text:tab/></text:span><text:span text:style-name="T38">标签类型:下拉框</text:span><text:span text:style-name="T42">　</text:span><text:span text:style-name="T38">必填</text:span></text:p>
      <text:p text:style-name="P11"><text:span text:style-name="T42"><text:tab/><text:tab/><text:tab/><text:tab/>(资产类/负债类/共同类/权益类/成本类/损益类)</text:span><text:span text:style-name="T38"> </text:span></text:p>
      <text:p text:style-name="P4"><text:span text:style-name="T59"><text:tab/><text:tab/><text:tab/><text:tab/>字段名称_</text:span><text:span text:style-name="T60">４</text:span><text:span text:style-name="T59">:余额方向<text:tab/><text:tab/>标签类型:下拉框</text:span><text:span text:style-name="T63">(借/贷)</text:span><text:span text:style-name="T59"> 必填</text:span></text:p>
      <text:p text:style-name="P4"/>
      <text:p text:style-name="P4"><text:tab/><text:tab/><text:tab/><text:span text:style-name="T6">功能名称_</text:span><text:span text:style-name="T7">4</text:span>:删除 功能类型: 删除</text:p>
      <text:p text:style-name="P4"><text:tab/><text:tab/><text:tab/><text:tab/>温馨提示：确定删除这条数据么？</text:p>
      <text:p text:style-name="P4"/>
      <text:p text:style-name="P4"><text:tab/><text:tab/><text:tab/><text:span text:style-name="T6">功能名称_</text:span><text:span text:style-name="T14">５</text:span>:搜索 功能类型: 搜索</text:p>
      <text:p text:style-name="P4"><text:tab/><text:tab/><text:tab/><text:tab/>字段名称_<text:span text:style-name="T70">1:会计科目名称 标签类型:文本框　必填</text:span></text:p>
      <text:p text:style-name="P4"><text:tab/><text:tab/><text:tab/></text:p>
      <text:p text:style-name="P4"><text:tab/><text:tab/><text:tab/><text:span text:style-name="T6">功能名称_</text:span><text:span text:style-name="T14">６</text:span>:导入 功能类型: 导入</text:p>
      <text:p text:style-name="P4"/>
      <text:p text:style-name="P4"/>
      <text:p text:style-name="P4"><text:tab/><text:tab/><text:tab/><text:span text:style-name="T6">功能名称_</text:span><text:span text:style-name="T14">７</text:span>:导出 功能类型: 导出</text:p>
      <text:p text:style-name="P1"/>
      <text:p text:style-name="P4"/>
      <text:p text:style-name="P6"><text:tab/><text:tab/><text:span text:style-name="T22">导航名_</text:span><text:span text:style-name="T26">５</text:span><text:span text:style-name="T22">:</text:span><text:span text:style-name="T23">核算部门</text:span></text:p>
      <text:p text:style-name="P4"><text:tab/><text:tab/><text:tab/><text:span text:style-name="T6">功能名字_1:</text:span>列表 <text:s/>功能类型:网格 (有网格)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序号</text:span></text:p>
      <text:p text:style-name="P11"><text:span text:style-name="T36"><text:tab/><text:tab/><text:tab/><text:tab/>字段名称_１:</text:span><text:span text:style-name="T38">核算部门</text:span></text:p>
      <text:p text:style-name="P11"><text:span text:style-name="T36"><text:tab/><text:tab/><text:tab/><text:tab/>字段名称_２:</text:span><text:span text:style-name="T38">项目名称</text:span></text:p>
      <text:p text:style-name="P11"><text:span text:style-name="T36"><text:tab/><text:tab/><text:tab/><text:tab/>字段名称_</text:span><text:span text:style-name="T53">３</text:span><text:span text:style-name="T36">:</text:span><text:span text:style-name="T38">职员</text:span></text:p>
      <text:p text:style-name="P4"><text:tab/><text:tab/><text:tab/><text:tab/></text:p>
      <text:p text:style-name="P4"><text:tab/><text:tab/></text:p>
      <text:p text:style-name="P11"><text:span text:style-name="T36"><text:tab/><text:tab/><text:tab/></text:span><text:span text:style-name="T8">功能名称_2:</text:span><text:span text:style-name="T36">添加 功能类型:编辑 </text:span></text:p>
      <text:p text:style-name="P11"><text:span text:style-name="T36"><text:tab/><text:tab/><text:tab/><text:tab/>字段名称_１:</text:span><text:span text:style-name="T38">核算部门<text:tab/>标签类型:下拉框 必填</text:span><text:span text:style-name="T43">　可编辑</text:span></text:p>
      <text:p text:style-name="P11"><text:span text:style-name="T36"><text:tab/><text:tab/><text:tab/><text:tab/>字段名称_２:</text:span><text:span text:style-name="T38">项目名称<text:tab/>标签类型:文本框 必填</text:span></text:p>
      <text:p text:style-name="P11"><text:span text:style-name="T38"><text:tab/><text:tab/><text:tab/><text:tab/>字段名称_</text:span><text:span text:style-name="T39">３</text:span><text:span text:style-name="T38">:职员<text:tab/><text:tab/>标签类型:文本框 必填<text:tab/>可编辑</text:span></text:p>
      <text:p text:style-name="P4"><text:tab/><text:tab/><text:tab/><text:tab/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soft-page-break/><text:tab/><text:tab/><text:tab/><text:tab/>字段名称_１:<text:span text:style-name="T59">核算部门<text:tab/>标签类型:下拉框 必填</text:span><text:span text:style-name="T64">　可编辑</text:span></text:p>
      <text:p text:style-name="P11"><text:span text:style-name="T36"><text:tab/><text:tab/><text:tab/><text:tab/>字段名称_２:</text:span><text:span text:style-name="T38">项目名称<text:tab/>标签类型:文本框 必填</text:span></text:p>
      <text:p text:style-name="P4"><text:span text:style-name="T59"><text:tab/><text:tab/><text:tab/><text:tab/>字段名称_</text:span><text:span text:style-name="T60">３</text:span><text:span text:style-name="T59">:职员<text:tab/><text:tab/>标签类型:文本框 必填<text:tab/>可编辑</text:span></text:p>
      <text:p text:style-name="P4"/>
      <text:p text:style-name="P4"><text:tab/><text:tab/><text:tab/><text:span text:style-name="T6">功能名称_</text:span><text:span text:style-name="T7">4</text:span>:删除 功能类型: 删除</text:p>
      <text:p text:style-name="P4"><text:tab/><text:tab/><text:tab/><text:tab/>温馨提示：确定删除这条数据么？</text:p>
      <text:p text:style-name="P4"/>
      <text:p text:style-name="P4"/>
      <text:p text:style-name="P4"><text:tab/><text:tab/><text:span text:style-name="T27">导航名_</text:span><text:span text:style-name="T29">６</text:span><text:span text:style-name="T27">:</text:span><text:span text:style-name="T28">凭证字</text:span></text:p>
      <text:p text:style-name="P4"><text:tab/><text:tab/><text:tab/><text:span text:style-name="T6">功能名字_1:</text:span>列表 <text:s/>功能类型:网格 (有网格)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序号</text:span></text:p>
      <text:p text:style-name="P11"><text:span text:style-name="T36"><text:tab/><text:tab/><text:tab/><text:tab/>字段名称_１:</text:span><text:span text:style-name="T44">凭证字</text:span></text:p>
      <text:p text:style-name="P4"><text:tab/><text:tab/><text:tab/><text:tab/></text:p>
      <text:p text:style-name="P4"><text:tab/><text:tab/></text:p>
      <text:p text:style-name="P11"><text:span text:style-name="T36"><text:tab/><text:tab/><text:tab/></text:span><text:span text:style-name="T8">功能名称_2:</text:span><text:span text:style-name="T36">添加 功能类型:编辑 </text:span></text:p>
      <text:p text:style-name="P11"><text:span text:style-name="T36"><text:tab/><text:tab/><text:tab/><text:tab/>字段名称_１:</text:span><text:span text:style-name="T44">凭证字</text:span><text:span text:style-name="T38"><text:tab/>标签类型:下拉框 必填</text:span><text:span text:style-name="T43">　可编辑</text:span></text:p>
      <text:p text:style-name="P4"><text:tab/><text:tab/><text:tab/><text:tab/><text:span text:style-name="T71">(记账凭证/收款凭证/付款凭证/转账凭证)</text:span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字段名称_１:<text:span text:style-name="T65">凭证字</text:span><text:span text:style-name="T59"><text:tab/>标签类型:下拉框 必填</text:span><text:span text:style-name="T64">　可编辑</text:span></text:p>
      <text:p text:style-name="P4"><text:span text:style-name="T64"><text:tab/><text:tab/><text:tab/><text:tab/></text:span><text:span text:style-name="T65">(记账凭证/收款凭证/付款凭证/转账凭证)</text:span></text:p>
      <text:p text:style-name="P4"/>
      <text:p text:style-name="P4"><text:tab/><text:tab/><text:tab/><text:span text:style-name="T6">功能名称_</text:span><text:span text:style-name="T7">4</text:span>:删除 功能类型: 删除</text:p>
      <text:p text:style-name="P4"><text:tab/><text:tab/><text:tab/><text:tab/>温馨提示：确定删除这条数据么？</text:p>
      <text:p text:style-name="P4"/>
      <text:p text:style-name="P4"/>
      <text:p text:style-name="P4"><text:tab/><text:tab/><text:span text:style-name="T27">导航名_</text:span><text:span text:style-name="T29">7</text:span><text:span text:style-name="T27">:</text:span><text:span text:style-name="T29">常用摘要</text:span></text:p>
      <text:p text:style-name="P4"><text:tab/><text:tab/><text:tab/><text:span text:style-name="T6">功能名字_1:</text:span>列表 <text:s/>功能类型:网格 (有网格)</text:p>
      <text:p text:style-name="P11"><text:span text:style-name="T36"><text:tab/><text:tab/><text:tab/><text:tab/></text:span><text:span text:style-name="T4">加上一个字段 ：id <text:s/>文本框 <text:s text:c="3"/>设置隐藏</text:span></text:p>
      <text:p text:style-name="P11"><text:span text:style-name="T36"><text:tab/><text:tab/><text:tab/><text:tab/>字段名称_１:</text:span><text:span text:style-name="T38">提</text:span><text:span text:style-name="T37">现</text:span></text:p>
      <text:p text:style-name="P11"><text:span text:style-name="T36"><text:tab/><text:tab/><text:tab/><text:tab/>字段名称_</text:span><text:span text:style-name="T55">2</text:span><text:span text:style-name="T36">:</text:span><text:span text:style-name="T44">存</text:span><text:span text:style-name="T37">现</text:span></text:p>
      <text:p text:style-name="P11"><text:span text:style-name="T37"><text:tab/><text:tab/><text:tab/><text:tab/></text:span><text:span text:style-name="T38">字段名称_</text:span><text:span text:style-name="T45">3</text:span><text:span text:style-name="T38">:计</text:span><text:span text:style-name="T37">提本月工资</text:span></text:p>
      <text:p text:style-name="P11"><text:span text:style-name="T38"><text:tab/><text:tab/><text:tab/><text:tab/>字段名称_</text:span><text:span text:style-name="T45">4</text:span><text:span text:style-name="T38">:本</text:span><text:span text:style-name="T37">月服务收入</text:span></text:p>
      <text:p text:style-name="P11"><text:span text:style-name="T36"><text:tab/><text:tab/><text:tab/><text:tab/>字段名称_</text:span><text:span text:style-name="T55">5</text:span><text:span text:style-name="T36">:</text:span><text:span text:style-name="T38">收</text:span><text:span text:style-name="T37">到货款</text:span></text:p>
      <text:p text:style-name="P11"><text:span text:style-name="T36"><text:tab/><text:tab/><text:tab/><text:tab/>字段名称_</text:span><text:span text:style-name="T55">6</text:span><text:span text:style-name="T36">:</text:span><text:span text:style-name="T38">支</text:span><text:span text:style-name="T37">付货款</text:span></text:p>
      <text:p text:style-name="P11"><text:span text:style-name="T37"><text:tab/><text:tab/><text:tab/><text:tab/></text:span><text:span text:style-name="T38">字段名称_</text:span><text:span text:style-name="T45">7</text:span><text:span text:style-name="T38">:支</text:span><text:span text:style-name="T37">付本月社保</text:span></text:p>
      <text:p text:style-name="P11"><text:span text:style-name="T38"><text:tab/><text:tab/><text:tab/><text:tab/>字段名称_</text:span><text:span text:style-name="T45">8</text:span><text:span text:style-name="T38">:支</text:span><text:span text:style-name="T37">付办公费</text:span></text:p>
      <text:p text:style-name="P11"><text:span text:style-name="T38"><text:tab/><text:tab/><text:tab/><text:tab/>字段名称_</text:span><text:span text:style-name="T45">9</text:span><text:span text:style-name="T38">:报</text:span><text:span text:style-name="T37">销差旅费</text:span></text:p>
      <text:p text:style-name="P11"><text:span text:style-name="T38"><text:tab/><text:tab/><text:tab/><text:tab/>字段名称_</text:span><text:span text:style-name="T45">10</text:span><text:span text:style-name="T38">:支</text:span><text:span text:style-name="T37">付交通费</text:span></text:p>
      <text:p text:style-name="P11"><text:span text:style-name="T36"><text:tab/><text:tab/><text:tab/><text:tab/>字段名称_</text:span><text:span text:style-name="T55">11</text:span><text:span text:style-name="T36">:</text:span><text:span text:style-name="T38">支</text:span><text:span text:style-name="T37">付业务招待费</text:span></text:p>
      <text:p text:style-name="P11"><text:span text:style-name="T36"><text:tab/><text:tab/><text:tab/><text:tab/>字段名称_</text:span><text:span text:style-name="T55">12</text:span><text:span text:style-name="T36">:</text:span><text:span text:style-name="T38">支</text:span><text:span text:style-name="T37">付本月税金</text:span></text:p>
      <text:p text:style-name="P11"><text:span text:style-name="T37"><text:tab/><text:tab/><text:tab/><text:tab/></text:span><text:span text:style-name="T38">字段名称_</text:span><text:span text:style-name="T45">13</text:span><text:span text:style-name="T38">:计</text:span><text:span text:style-name="T37">提本月税金及附加</text:span></text:p>
      <text:p text:style-name="P9"><text:tab/><text:tab/><text:tab/><text:tab/></text:p>
      <text:p text:style-name="P4"><text:tab/><text:tab/></text:p>
      <text:p text:style-name="P11"><text:span text:style-name="T36"><text:tab/><text:tab/><text:tab/></text:span><text:span text:style-name="T8">功能名称_2:</text:span><text:span text:style-name="T36">添加 功能类型:编辑 </text:span></text:p>
      <text:p text:style-name="P11"><text:span text:style-name="T36"><text:tab/><text:tab/><text:tab/><text:tab/>字段名称_１:</text:span><text:span text:style-name="T38">提现<text:tab/><text:tab/><text:tab/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2</text:span><text:span text:style-name="T36">:</text:span><text:span text:style-name="T44">存</text:span><text:span text:style-name="T37">现<text:tab/><text:tab/><text:tab/><text:tab/></text:span><text:span text:style-name="T38">标签类型:文本框 </text:span><text:span text:style-name="T45">非</text:span><text:span text:style-name="T38">必填</text:span></text:p>
      <text:p text:style-name="P11"><text:span text:style-name="T37"><text:tab/><text:tab/><text:tab/><text:tab/></text:span><text:span text:style-name="T38">字段名称_</text:span><text:span text:style-name="T45">3</text:span><text:span text:style-name="T38">:计</text:span><text:span text:style-name="T37">提本月工资<text:tab/></text:span><text:span text:style-name="T38">标签类型:文本框 </text:span><text:span text:style-name="T45">非</text:span><text:span text:style-name="T38">必填</text:span></text:p>
      <text:p text:style-name="P11"><text:soft-page-break/><text:span text:style-name="T38"><text:tab/><text:tab/><text:tab/><text:tab/>字段名称_</text:span><text:span text:style-name="T45">4</text:span><text:span text:style-name="T38">:本</text:span><text:span text:style-name="T37">月服务收入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5</text:span><text:span text:style-name="T36">:</text:span><text:span text:style-name="T38">收</text:span><text:span text:style-name="T37">到货款<text:tab/>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6</text:span><text:span text:style-name="T36">:</text:span><text:span text:style-name="T38">支</text:span><text:span text:style-name="T37">付货款<text:tab/><text:tab/></text:span><text:span text:style-name="T38">标签类型:文本框 </text:span><text:span text:style-name="T45">非</text:span><text:span text:style-name="T38">必填</text:span></text:p>
      <text:p text:style-name="P11"><text:span text:style-name="T37"><text:tab/><text:tab/><text:tab/><text:tab/></text:span><text:span text:style-name="T38">字段名称_</text:span><text:span text:style-name="T45">7</text:span><text:span text:style-name="T38">:支</text:span><text:span text:style-name="T37">付本月社保<text:tab/></text:span><text:span text:style-name="T38">标签类型:文本框 </text:span><text:span text:style-name="T45">非</text:span><text:span text:style-name="T38">必填</text:span></text:p>
      <text:p text:style-name="P11"><text:span text:style-name="T38"><text:tab/><text:tab/><text:tab/><text:tab/>字段名称_</text:span><text:span text:style-name="T45">8</text:span><text:span text:style-name="T38">:支</text:span><text:span text:style-name="T37">付办公费<text:tab/><text:tab/></text:span><text:span text:style-name="T38">标签类型:文本框 </text:span><text:span text:style-name="T45">非</text:span><text:span text:style-name="T38">必填</text:span></text:p>
      <text:p text:style-name="P11"><text:span text:style-name="T38"><text:tab/><text:tab/><text:tab/><text:tab/>字段名称_</text:span><text:span text:style-name="T45">9</text:span><text:span text:style-name="T38">:报</text:span><text:span text:style-name="T37">销差旅费<text:tab/><text:tab/></text:span><text:span text:style-name="T38">标签类型:文本框 </text:span><text:span text:style-name="T45">非</text:span><text:span text:style-name="T38">必填</text:span></text:p>
      <text:p text:style-name="P11"><text:span text:style-name="T38"><text:tab/><text:tab/><text:tab/><text:tab/>字段名称_</text:span><text:span text:style-name="T45">10</text:span><text:span text:style-name="T38">:支</text:span><text:span text:style-name="T37">付交通费<text:tab/>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11</text:span><text:span text:style-name="T36">:</text:span><text:span text:style-name="T38">支</text:span><text:span text:style-name="T37">付业务招待费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12</text:span><text:span text:style-name="T36">:</text:span><text:span text:style-name="T38">支</text:span><text:span text:style-name="T37">付本月税金<text:tab/></text:span><text:span text:style-name="T38">标签类型:文本框 </text:span><text:span text:style-name="T45">非</text:span><text:span text:style-name="T38">必填</text:span></text:p>
      <text:p text:style-name="P11"><text:span text:style-name="T43"><text:tab/><text:tab/><text:tab/><text:tab/></text:span><text:span text:style-name="T38">字段名称_</text:span><text:span text:style-name="T45">13</text:span><text:span text:style-name="T38">:计</text:span><text:span text:style-name="T43">提本月税金及附加<text:tab/></text:span><text:span text:style-name="T38">标签类型:文本框 </text:span><text:span text:style-name="T45">非</text:span><text:span text:style-name="T38">必填</text:span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字段名称_１:<text:span text:style-name="T59">提现<text:tab/><text:tab/><text:tab/>标签类型:文本框 </text:span><text:span text:style-name="T66">非</text:span><text:span text:style-name="T59">必填</text:span></text:p>
      <text:p text:style-name="P11"><text:span text:style-name="T36"><text:tab/><text:tab/><text:tab/><text:tab/>字段名称_</text:span><text:span text:style-name="T55">2</text:span><text:span text:style-name="T36">:</text:span><text:span text:style-name="T44">存</text:span><text:span text:style-name="T37">现<text:tab/><text:tab/><text:tab/><text:tab/></text:span><text:span text:style-name="T38">标签类型:文本框 </text:span><text:span text:style-name="T45">非</text:span><text:span text:style-name="T38">必填</text:span></text:p>
      <text:p text:style-name="P11"><text:span text:style-name="T37"><text:tab/><text:tab/><text:tab/><text:tab/></text:span><text:span text:style-name="T38">字段名称_</text:span><text:span text:style-name="T45">3</text:span><text:span text:style-name="T38">:计</text:span><text:span text:style-name="T37">提本月工资<text:tab/></text:span><text:span text:style-name="T38">标签类型:文本框 </text:span><text:span text:style-name="T45">非</text:span><text:span text:style-name="T38">必填</text:span></text:p>
      <text:p text:style-name="P11"><text:span text:style-name="T38"><text:tab/><text:tab/><text:tab/><text:tab/>字段名称_</text:span><text:span text:style-name="T45">4</text:span><text:span text:style-name="T38">:本</text:span><text:span text:style-name="T37">月服务收入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5</text:span><text:span text:style-name="T36">:</text:span><text:span text:style-name="T38">收</text:span><text:span text:style-name="T37">到货款<text:tab/>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6</text:span><text:span text:style-name="T36">:</text:span><text:span text:style-name="T38">支</text:span><text:span text:style-name="T37">付货款<text:tab/><text:tab/></text:span><text:span text:style-name="T38">标签类型:文本框 </text:span><text:span text:style-name="T45">非</text:span><text:span text:style-name="T38">必填</text:span></text:p>
      <text:p text:style-name="P11"><text:span text:style-name="T37"><text:tab/><text:tab/><text:tab/><text:tab/></text:span><text:span text:style-name="T38">字段名称_</text:span><text:span text:style-name="T45">7</text:span><text:span text:style-name="T38">:支</text:span><text:span text:style-name="T37">付本月社保<text:tab/></text:span><text:span text:style-name="T38">标签类型:文本框 </text:span><text:span text:style-name="T45">非</text:span><text:span text:style-name="T38">必填</text:span></text:p>
      <text:p text:style-name="P11"><text:span text:style-name="T38"><text:tab/><text:tab/><text:tab/><text:tab/>字段名称_</text:span><text:span text:style-name="T45">8</text:span><text:span text:style-name="T38">:支</text:span><text:span text:style-name="T37">付办公费<text:tab/><text:tab/></text:span><text:span text:style-name="T38">标签类型:文本框 </text:span><text:span text:style-name="T45">非</text:span><text:span text:style-name="T38">必填</text:span></text:p>
      <text:p text:style-name="P11"><text:span text:style-name="T38"><text:tab/><text:tab/><text:tab/><text:tab/>字段名称_</text:span><text:span text:style-name="T45">9</text:span><text:span text:style-name="T38">:报</text:span><text:span text:style-name="T37">销差旅费<text:tab/><text:tab/></text:span><text:span text:style-name="T38">标签类型:文本框 </text:span><text:span text:style-name="T45">非</text:span><text:span text:style-name="T38">必填</text:span></text:p>
      <text:p text:style-name="P11"><text:span text:style-name="T38"><text:tab/><text:tab/><text:tab/><text:tab/>字段名称_</text:span><text:span text:style-name="T45">10</text:span><text:span text:style-name="T38">:支</text:span><text:span text:style-name="T37">付交通费<text:tab/>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11</text:span><text:span text:style-name="T36">:</text:span><text:span text:style-name="T38">支</text:span><text:span text:style-name="T37">付业务招待费<text:tab/></text:span><text:span text:style-name="T38">标签类型:文本框 </text:span><text:span text:style-name="T45">非</text:span><text:span text:style-name="T38">必填</text:span></text:p>
      <text:p text:style-name="P11"><text:span text:style-name="T36"><text:tab/><text:tab/><text:tab/><text:tab/>字段名称_</text:span><text:span text:style-name="T55">12</text:span><text:span text:style-name="T36">:</text:span><text:span text:style-name="T38">支</text:span><text:span text:style-name="T37">付本月税金<text:tab/></text:span><text:span text:style-name="T38">标签类型:文本框 </text:span><text:span text:style-name="T45">非</text:span><text:span text:style-name="T38">必填</text:span></text:p>
      <text:p text:style-name="P4"><text:span text:style-name="T64"><text:tab/><text:tab/><text:tab/><text:tab/></text:span><text:span text:style-name="T59">字段名称_</text:span><text:span text:style-name="T66">13</text:span><text:span text:style-name="T59">:计</text:span><text:span text:style-name="T64">提本月税金及附加<text:tab/></text:span><text:span text:style-name="T59">标签类型:文本框 </text:span><text:span text:style-name="T66">非</text:span><text:span text:style-name="T59">必填</text:span></text:p>
      <text:p text:style-name="P4"/>
      <text:p text:style-name="P4"><text:tab/><text:tab/><text:tab/><text:span text:style-name="T6">功能名称_</text:span><text:span text:style-name="T7">4</text:span>:删除 功能类型: 删除</text:p>
      <text:p text:style-name="P4"><text:tab/><text:tab/><text:tab/><text:tab/>温馨提示：确定删除这条数据么？</text:p>
      <text:p text:style-name="P6"><text:tab/><text:tab/><text:tab/></text:p>
      <text:p text:style-name="P6"><text:tab/><text:tab/><text:tab/><text:span text:style-name="T8">功能名称_</text:span><text:span text:style-name="T15">５</text:span><text:span text:style-name="T69">:搜索 功能类型: 搜索</text:span></text:p>
      <text:p text:style-name="P6"><text:tab/><text:tab/><text:tab/><text:tab/>字段名称<text:span text:style-name="T72">＿1:搜索词　文本框</text:span></text:p>
      <text:p text:style-name="P6"/>
      <text:p text:style-name="P6"/>
      <text:p text:style-name="P6"/>
      <text:p text:style-name="P6"><text:tab/><text:tab/><text:span text:style-name="T22">导航名_</text:span><text:span text:style-name="T30">8</text:span><text:span text:style-name="T22">: </text:span><text:span text:style-name="T3">账户来源</text:span></text:p>
      <text:p text:style-name="P4"><text:tab/><text:tab/><text:tab/><text:span text:style-name="T6">功能名字_1:</text:span>列表 <text:s/>功能类型:网格 (有网格)</text:p>
      <text:p text:style-name="P4"><text:tab/><text:tab/><text:tab/><text:tab/><text:span text:style-name="T2">加上一个字段 ：id <text:s/>文本框 <text:s text:c="3"/>设置隐藏</text:span></text:p>
      <text:p text:style-name="P4"><text:tab/><text:tab/><text:tab/><text:tab/>字段名称_1:用户名称</text:p>
      <text:p text:style-name="P4"><text:tab/><text:tab/><text:tab/><text:tab/>字段名称_2:帐号</text:p>
      <text:p text:style-name="P4"><text:tab/><text:tab/><text:tab/><text:tab/>字段名称_3:一级科目</text:p>
      <text:p text:style-name="P4"><text:tab/><text:tab/><text:tab/><text:tab/>字段名称_<text:span text:style-name="T34">4</text:span>:二级科目</text:p>
      <text:p text:style-name="P4"><text:tab/><text:tab/><text:tab/><text:tab/>字段名称_<text:span text:style-name="T34">5</text:span>:三级科目</text:p>
      <text:p text:style-name="P4"><text:tab/><text:tab/><text:tab/><text:tab/>字段名称_<text:span text:style-name="T35">6</text:span>:开户行地址</text:p>
      <text:p text:style-name="P4"><text:tab/><text:tab/><text:tab/><text:tab/>字段名称_<text:span text:style-name="T35">7</text:span>:备注</text:p>
      <text:p text:style-name="P4"><text:tab/><text:tab/><text:tab/><text:tab/></text:p>
      <text:p text:style-name="P5"/>
      <text:p text:style-name="P4"><text:tab/><text:tab/></text:p>
      <text:p text:style-name="P4"><text:tab/><text:tab/><text:tab/><text:span text:style-name="T6">功能名称_2:</text:span>添加 功能类型:编辑 </text:p>
      <text:p text:style-name="P4"><text:soft-page-break/><text:tab/><text:tab/><text:tab/><text:tab/>字段名称_1:用户名称<text:tab/><text:tab/>标签类型:文本框 必填</text:p>
      <text:p text:style-name="P4"><text:tab/><text:tab/><text:tab/><text:tab/>字段名称_2:帐号<text:tab/><text:tab/><text:tab/>标签类型:文本框 非必填</text:p>
      <text:p text:style-name="P4"><text:tab/><text:tab/><text:tab/><text:tab/>字段名称_3:一级科目<text:tab/><text:tab/>标签类型:下拉框 必填 <text:s/>不可编辑</text:p>
      <text:p text:style-name="P4"><text:tab/><text:tab/><text:tab/><text:tab/>字段名称_<text:span text:style-name="T34">4</text:span>:二级科目<text:tab/><text:tab/>标签类型:下拉框 必填 <text:s/>不可编辑</text:p>
      <text:p text:style-name="P4"><text:tab/><text:tab/><text:tab/><text:tab/>字段名称_<text:span text:style-name="T34">5</text:span>:三级科目<text:tab/><text:tab/>标签类型:下拉框 必填 <text:s/>不可编辑</text:p>
      <text:p text:style-name="P4"><text:tab/><text:tab/><text:tab/><text:tab/><text:bookmark-start text:name="__DdeLink__7479_6268325681"/>字段名称_<text:span text:style-name="T34">6</text:span>:开户行地址<text:tab/><text:tab/>标签类型:文本框 非必填</text:p>
      <text:p text:style-name="P4"><text:tab/><text:tab/><text:tab/><text:tab/>字段名称_<text:span text:style-name="T35">7</text:span>:备注<text:tab/><text:tab/><text:tab/><text:tab/>标签类型:文本框 非必填<text:bookmark-end text:name="__DdeLink__7479_6268325681"/></text:p>
      <text:p text:style-name="P4"><text:tab/><text:tab/><text:tab/><text:tab/></text:p>
      <text:p text:style-name="P4"><text:tab/><text:tab/><text:tab/><text:tab/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字段名称_1:用户名称<text:tab/><text:tab/>标签类型:文本框 必填</text:p>
      <text:p text:style-name="P4"><text:tab/><text:tab/><text:tab/><text:tab/>字段名称_2:帐号<text:tab/><text:tab/><text:tab/>标签类型:文本框 非必填</text:p>
      <text:p text:style-name="P4"><text:tab/><text:tab/><text:tab/><text:tab/>字段名称_3:一级科目<text:tab/><text:tab/>标签类型:下拉框 必填<text:tab/><text:tab/>不可编辑</text:p>
      <text:p text:style-name="P4"><text:tab/><text:tab/><text:tab/><text:tab/>字段名称_<text:span text:style-name="T34">4</text:span>:二级科目<text:tab/><text:tab/>标签类型:下拉框 必填<text:tab/><text:tab/>不可编辑</text:p>
      <text:p text:style-name="P4"><text:tab/><text:tab/><text:tab/><text:tab/>字段名称_<text:span text:style-name="T34">5</text:span>:三级科目<text:tab/><text:tab/>标签类型:下拉框 必填<text:tab/><text:tab/>不可编辑</text:p>
      <text:p text:style-name="P4"><text:tab/><text:tab/><text:tab/><text:tab/>字段名称_<text:span text:style-name="T34">6</text:span>:开户行地址<text:tab/><text:tab/>标签类型:文本框 非必填</text:p>
      <text:p text:style-name="P4"><text:tab/><text:tab/><text:tab/><text:tab/>字段名称_<text:span text:style-name="T35">7</text:span>:备注<text:tab/><text:tab/><text:tab/><text:tab/>标签类型:文本框 非必填</text:p>
      <text:p text:style-name="P4"/>
      <text:p text:style-name="P4"/>
      <text:p text:style-name="P4"><text:tab/><text:tab/><text:tab/><text:span text:style-name="T6">功能名称_</text:span><text:span text:style-name="T7">4</text:span>:删除 功能类型: 删除</text:p>
      <text:p text:style-name="P7"><text:tab/><text:tab/><text:tab/><text:tab/>温馨提示：确定删除这条数据么？</text:p>
      <text:p text:style-name="P6"><text:tab/><text:tab/><text:tab/></text:p>
      <text:p text:style-name="P6"><text:tab/><text:tab/><text:tab/><text:span text:style-name="T8">功能名称_</text:span><text:span text:style-name="T16">5</text:span><text:span text:style-name="T69">:导出 功能类型: 导出</text:span></text:p>
      <text:p text:style-name="P6"/>
      <text:p text:style-name="P6"/>
      <text:p text:style-name="P6"><text:s text:c="2"/><text:span text:style-name="T32">导航下拉名_</text:span><text:span text:style-name="T33">2</text:span><text:span text:style-name="T32">:财务初始化</text:span></text:p>
      <text:p text:style-name="P4"><text:tab/><text:tab/><text:span text:style-name="T20">导航名_1: </text:span><text:span text:style-name="T3">基本参数</text:span></text:p>
      <text:p text:style-name="P4"><text:tab/><text:tab/><text:tab/><text:span text:style-name="T6">功能名字_1:</text:span>列表 <text:s/>功能类型:网格 (有网格)</text:p>
      <text:p text:style-name="P4"><text:tab/><text:tab/><text:tab/><text:tab/><text:span text:style-name="T2">加上一个字段 ：id <text:s/>文本框 <text:s text:c="3"/>设置隐藏</text:span></text:p>
      <text:p text:style-name="P11"><text:span text:style-name="T36"><text:tab/><text:tab/><text:tab/><text:tab/>字段名称_1:</text:span><text:span text:style-name="T37">公司名称</text:span></text:p>
      <text:p text:style-name="P11"><text:span text:style-name="T36"><text:tab/><text:tab/><text:tab/><text:tab/>字段名称_2:</text:span><text:span text:style-name="T37">本位币</text:span></text:p>
      <text:p text:style-name="P11"><text:span text:style-name="T36"><text:tab/><text:tab/><text:tab/><text:tab/>字段名称_3:</text:span><text:span text:style-name="T37">会计制度</text:span></text:p>
      <text:p text:style-name="P11"><text:span text:style-name="T36"><text:tab/><text:tab/><text:tab/><text:tab/>字段名称_</text:span><text:span text:style-name="T56">4</text:span><text:span text:style-name="T36">:</text:span><text:span text:style-name="T37">会计期间</text:span></text:p>
      <text:p text:style-name="P11"><text:span text:style-name="T36"><text:tab/><text:tab/><text:tab/><text:tab/>字段名称_</text:span><text:span text:style-name="T56">5</text:span><text:span text:style-name="T36">:</text:span><text:span text:style-name="T37">会计期间对应时间</text:span></text:p>
      <text:p text:style-name="P11"><text:span text:style-name="T37"><text:tab/><text:tab/><text:tab/><text:tab/></text:span><text:span text:style-name="T38">字段名称_</text:span><text:span text:style-name="T46">6</text:span><text:span text:style-name="T38">:税</text:span><text:span text:style-name="T37">号</text:span></text:p>
      <text:p text:style-name="P11"><text:span text:style-name="T36"><text:tab/><text:tab/><text:tab/><text:tab/>字段名称_</text:span><text:span text:style-name="T57">7</text:span><text:span text:style-name="T36">:</text:span><text:span text:style-name="T38">电</text:span><text:span text:style-name="T37">话</text:span></text:p>
      <text:p text:style-name="P11"><text:span text:style-name="T36"><text:tab/><text:tab/><text:tab/><text:tab/>字段名称_</text:span><text:span text:style-name="T57">8</text:span><text:span text:style-name="T36">:</text:span><text:span text:style-name="T38">地</text:span><text:span text:style-name="T37">址</text:span></text:p>
      <text:p text:style-name="P11"><text:span text:style-name="T36"><text:tab/><text:tab/><text:tab/><text:tab/>字段名称_</text:span><text:span text:style-name="T57">9</text:span><text:span text:style-name="T36">:</text:span><text:span text:style-name="T38">开</text:span><text:span text:style-name="T37">户银行</text:span></text:p>
      <text:p text:style-name="P11"><text:span text:style-name="T38"><text:tab/><text:tab/><text:tab/><text:tab/>字段名称_</text:span><text:span text:style-name="T46">10</text:span><text:span text:style-name="T38">:银</text:span><text:span text:style-name="T37">行账号</text:span></text:p>
      <text:p text:style-name="P11"><text:span text:style-name="T36"><text:tab/><text:tab/><text:tab/><text:tab/></text:span><text:span text:style-name="T38">字段名称_</text:span><text:span text:style-name="T46">11</text:span><text:span text:style-name="T38">:</text:span><text:span text:style-name="T37">公司规模形式</text:span></text:p>
      <text:p text:style-name="P11"><text:span text:style-name="T37"><text:tab/><text:tab/><text:tab/><text:tab/></text:span><text:span text:style-name="T38">字段名称_</text:span><text:span text:style-name="T46">12</text:span><text:span text:style-name="T38">:备注</text:span></text:p>
      <text:p text:style-name="P4"><text:tab/><text:tab/></text:p>
      <text:p text:style-name="P4"><text:tab/><text:tab/><text:tab/><text:span text:style-name="T6">功能名称_2:</text:span>添加 功能类型:编辑 </text:p>
      <text:p text:style-name="P4"><text:tab/><text:tab/><text:tab/><text:tab/>段名称_1:<text:span text:style-name="T59">公司名称<text:tab/><text:tab/><text:tab/><text:tab/>标签类型:下拉框 必填 <text:s/>不可编辑</text:span></text:p>
      <text:p text:style-name="P11"><text:span text:style-name="T36"><text:tab/><text:tab/><text:tab/><text:tab/>字段名称_2:</text:span><text:span text:style-name="T37">本位币<text:tab/><text:tab/><text:tab/><text:tab/></text:span><text:span text:style-name="T38">标签类型:文本框 必填</text:span></text:p>
      <text:p text:style-name="P11"><text:span text:style-name="T36"><text:tab/><text:tab/><text:tab/><text:tab/>字段名称_3:</text:span><text:span text:style-name="T37">会计制度<text:tab/><text:tab/><text:tab/></text:span><text:span text:style-name="T38">标签类型:</text:span><text:span text:style-name="T46">下拉</text:span><text:span text:style-name="T38">框 必填<text:tab/>不可编辑</text:span></text:p>
      <text:p text:style-name="P11"><text:span text:style-name="T38"><text:tab/><text:tab/><text:tab/><text:tab/></text:span><text:span text:style-name="T46">(小</text:span><text:span text:style-name="T37">企业会计制度/</text:span><text:span text:style-name="T46">企</text:span><text:span text:style-name="T37">业会计制度/</text:span><text:span text:style-name="T74">小</text:span><text:span text:style-name="T73">企业会计准则</text:span><text:span text:style-name="T46">)</text:span></text:p>
      <text:p text:style-name="P11"><text:span text:style-name="T36"><text:tab/><text:tab/><text:tab/><text:tab/>字段名称_</text:span><text:span text:style-name="T56">4</text:span><text:span text:style-name="T36">:</text:span><text:span text:style-name="T37">会计期间<text:tab/><text:tab/><text:tab/></text:span><text:span text:style-name="T38">标签类型:</text:span><text:span text:style-name="T47">下拉</text:span><text:span text:style-name="T38">框 必填<text:tab/>不可编辑</text:span></text:p>
      <text:p text:style-name="P11"><text:span text:style-name="T38"><text:tab/><text:tab/><text:tab/><text:tab/></text:span><text:span text:style-name="T46">(会计期间界定方式</text:span><text:span text:style-name="T47">/会</text:span><text:span text:style-name="T46">计年度启用日期</text:span><text:span text:style-name="T47">/账</text:span><text:span text:style-name="T46">套会计期间启用日期</text:span><text:span text:style-name="T47">/账</text:span><text:span text:style-name="T46">套会计启用日期)</text:span></text:p>
      <text:p text:style-name="P11"><text:span text:style-name="T46"><text:tab/><text:tab/><text:tab/></text:span><text:span text:style-name="T47">(前端判断一下如果用户选中</text:span><text:span text:style-name="T48">会计期间界定方式</text:span><text:span text:style-name="T49">那么下方的对应时间就回显为</text:span><text:span text:style-name="T50">自然月份</text:span></text:p>
      <text:p text:style-name="P11"><text:soft-page-break/><text:span text:style-name="T49"><text:tab/><text:tab/><text:tab/>如果选中的是</text:span><text:span text:style-name="T51">会计年度启用时间</text:span><text:span text:style-name="T49">那么下方对应时间就回显</text:span><text:span text:style-name="T50">1月1日</text:span><text:span text:style-name="T49"> 其他的就不回显让用户<text:tab/><text:tab/><text:tab/>自己选择时间</text:span><text:span text:style-name="T46">)</text:span></text:p>
      <text:p text:style-name="P11"><text:span text:style-name="T36"><text:tab/><text:tab/><text:tab/><text:tab/>字段名称_</text:span><text:span text:style-name="T56">5</text:span><text:span text:style-name="T36">:</text:span><text:span text:style-name="T37">会计期间对应时间<text:tab/></text:span><text:span text:style-name="T38">标签类型:时间框 必填</text:span></text:p>
      <text:p text:style-name="P4"/>
      <text:p text:style-name="P4"><text:tab/><text:tab/><text:tab/><text:tab/></text:p>
      <text:p text:style-name="P4"><text:tab/><text:tab/><text:tab/><text:tab/></text:p>
      <text:p text:style-name="P12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4"><text:tab/><text:tab/><text:tab/><text:tab/>段名称_1:<text:span text:style-name="T59">公司名称<text:tab/><text:tab/><text:tab/><text:tab/>标签类型:下拉框 必填 <text:s/>不可编辑</text:span></text:p>
      <text:p text:style-name="P11"><text:span text:style-name="T36"><text:tab/><text:tab/><text:tab/><text:tab/>字段名称_2:</text:span><text:span text:style-name="T37">本位币<text:tab/><text:tab/><text:tab/><text:tab/></text:span><text:span text:style-name="T38">标签类型:文本框 必填</text:span></text:p>
      <text:p text:style-name="P11"><text:span text:style-name="T36"><text:tab/><text:tab/><text:tab/><text:tab/>字段名称_3:</text:span><text:span text:style-name="T37">会计制度<text:tab/><text:tab/><text:tab/></text:span><text:span text:style-name="T38">标签类型:</text:span><text:span text:style-name="T46">下拉</text:span><text:span text:style-name="T38">框 必填</text:span></text:p>
      <text:p text:style-name="P11"><text:span text:style-name="T38"><text:tab/><text:tab/><text:tab/><text:tab/></text:span><text:span text:style-name="T46">(小</text:span><text:span text:style-name="T37">企业会计制度/</text:span><text:span text:style-name="T46">企</text:span><text:span text:style-name="T37">业会计制度/</text:span><text:span text:style-name="T74">小</text:span><text:span text:style-name="T73">企业会计准则</text:span><text:span text:style-name="T46">)</text:span></text:p>
      <text:p text:style-name="P11"><text:span text:style-name="T36"><text:tab/><text:tab/><text:tab/><text:tab/>字段名称_</text:span><text:span text:style-name="T56">4</text:span><text:span text:style-name="T36">:</text:span><text:span text:style-name="T37">会计期间<text:tab/><text:tab/><text:tab/></text:span><text:span text:style-name="T38">标签类型:</text:span><text:span text:style-name="T47">下拉</text:span><text:span text:style-name="T38">框 必填</text:span></text:p>
      <text:p text:style-name="P11"><text:span text:style-name="T38"><text:tab/><text:tab/><text:tab/><text:tab/></text:span><text:span text:style-name="T46">(会</text:span><text:span text:style-name="T37">计期间界定方式</text:span><text:span text:style-name="T47">/会</text:span><text:span text:style-name="T37">计年度启用日期</text:span><text:span text:style-name="T47">/账</text:span><text:span text:style-name="T37">套会计期间启用日期</text:span><text:span text:style-name="T47">/账</text:span><text:span text:style-name="T37">套会计启用日期</text:span><text:span text:style-name="T46">)</text:span></text:p>
      <text:p text:style-name="P11"><text:span text:style-name="T46"><text:tab/><text:tab/><text:tab/></text:span><text:span text:style-name="T47">(前端判断一下如果用户选中</text:span><text:span text:style-name="T48">会计期间界定方式</text:span><text:span text:style-name="T49">那么下方的对应时间就回显为</text:span><text:span text:style-name="T50">自然月份</text:span></text:p>
      <text:p text:style-name="P11"><text:span text:style-name="T49"><text:tab/><text:tab/><text:tab/>如果选中的是</text:span><text:span text:style-name="T51">会计年度启用时间</text:span><text:span text:style-name="T49">那么下方对应时间就回显</text:span><text:span text:style-name="T50">1月1日</text:span><text:span text:style-name="T49"> 其他的就不回显让用户<text:tab/><text:tab/><text:tab/>自己选择时间</text:span>)</text:p>
      <text:p text:style-name="P11"><text:span text:style-name="T36"><text:tab/><text:tab/><text:tab/><text:tab/>字段名称_</text:span><text:span text:style-name="T56">5</text:span><text:span text:style-name="T36">:</text:span><text:span text:style-name="T37">会计期间对应时间<text:tab/></text:span><text:span text:style-name="T38">标签类型:时间框 必填</text:span></text:p>
      <text:p text:style-name="P11"><text:span text:style-name="T37"><text:tab/><text:tab/><text:tab/><text:tab/></text:span><text:span text:style-name="T38">字段名称_</text:span><text:span text:style-name="T46">6</text:span><text:span text:style-name="T38">:税</text:span><text:span text:style-name="T37">号<text:tab/><text:tab/>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7">7</text:span><text:span text:style-name="T36">:</text:span><text:span text:style-name="T38">电</text:span><text:span text:style-name="T37">话<text:tab/><text:tab/>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7">8</text:span><text:span text:style-name="T36">:</text:span><text:span text:style-name="T38">地</text:span><text:span text:style-name="T37">址<text:tab/><text:tab/><text:tab/><text:tab/><text:tab/></text:span><text:span text:style-name="T38">标签类型:文本框 必填</text:span></text:p>
      <text:p text:style-name="P11"><text:span text:style-name="T36"><text:tab/><text:tab/><text:tab/><text:tab/>字段名称_</text:span><text:span text:style-name="T57">9</text:span><text:span text:style-name="T36">:</text:span><text:span text:style-name="T38">开</text:span><text:span text:style-name="T37">户银行<text:tab/><text:tab/><text:tab/></text:span><text:span text:style-name="T38">标签类型:文本框 必填</text:span></text:p>
      <text:p text:style-name="P11"><text:span text:style-name="T38"><text:tab/><text:tab/><text:tab/><text:tab/>字段名称_</text:span><text:span text:style-name="T46">10</text:span><text:span text:style-name="T38">:银</text:span><text:span text:style-name="T37">行账号<text:tab/><text:tab/><text:tab/></text:span><text:span text:style-name="T38">标签类型:文本框 必填</text:span></text:p>
      <text:p text:style-name="P11"><text:span text:style-name="T36"><text:tab/><text:tab/><text:tab/><text:tab/></text:span><text:span text:style-name="T38">字段名称_</text:span><text:span text:style-name="T46">11</text:span><text:span text:style-name="T38">:</text:span><text:span text:style-name="T37">公司规模形式<text:tab/><text:tab/></text:span><text:span text:style-name="T38">标签类型:文本框 必填</text:span></text:p>
      <text:p text:style-name="P4"><text:span text:style-name="T59"><text:tab/><text:tab/><text:tab/><text:tab/>字段名称_</text:span><text:span text:style-name="T67">12</text:span><text:span text:style-name="T59">:备注<text:tab/><text:tab/><text:tab/><text:tab/>标签类型:文本框 必填</text:span></text:p>
      <text:p text:style-name="P4"/>
      <text:p text:style-name="P4"/>
      <text:p text:style-name="P4"><text:tab/><text:tab/><text:tab/><text:span text:style-name="T6">功能名称_</text:span><text:span text:style-name="T7">4</text:span>:删除 功能类型: 删除</text:p>
      <text:p text:style-name="P7"><text:tab/><text:tab/><text:tab/><text:tab/>温馨提示：确定删除这条数据么？</text:p>
      <text:p text:style-name="P7"><text:tab/><text:tab/><text:tab/></text:p>
      <text:p text:style-name="P7"><text:tab/><text:tab/><text:tab/><text:span text:style-name="T6">功能名称_</text:span><text:span text:style-name="T17">５</text:span>:搜索 功能类型: 搜索</text:p>
      <text:p text:style-name="P7"><text:tab/><text:tab/><text:tab/><text:tab/>字段名称_<text:span text:style-name="T75">1:公司名称　标签类型:文本框</text:span></text:p>
      <text:p text:style-name="P7"><text:tab/></text:p>
      <text:p text:style-name="P7"><text:tab/><text:tab/><text:span text:style-name="T20">导航名_</text:span><text:span text:style-name="T21">2</text:span><text:span text:style-name="T20">: </text:span><text:span text:style-name="T3">初始数据录入</text:span></text:p>
      <text:p text:style-name="P4"><text:tab/><text:tab/><text:tab/><text:span text:style-name="T6">功能名字_1:</text:span>列表 <text:s/>功能类型:网格 (有网格)</text:p>
      <text:p text:style-name="P4"><text:tab/><text:tab/><text:tab/><text:tab/><text:span text:style-name="T2">加上一个字段 ：id <text:s/>文本框 <text:s text:c="3"/>设置隐藏</text:span></text:p>
      <text:p text:style-name="P4"><text:tab/><text:tab/><text:tab/><text:tab/>字段名称_1:代码</text:p>
      <text:p text:style-name="P11"><text:span text:style-name="T36"><text:tab/><text:tab/><text:tab/><text:tab/>字段名称_2:</text:span><text:span text:style-name="T37">会计科目名称</text:span></text:p>
      <text:p text:style-name="P11"><text:span text:style-name="T36"><text:tab/><text:tab/><text:tab/><text:tab/>字段名称_3:</text:span><text:span text:style-name="T37">本年借方累计数</text:span></text:p>
      <text:p text:style-name="P11"><text:span text:style-name="T36"><text:tab/><text:tab/><text:tab/><text:tab/>字段名称_</text:span><text:span text:style-name="T56">4</text:span><text:span text:style-name="T36">:</text:span><text:span text:style-name="T37">本年贷方累计数</text:span></text:p>
      <text:p text:style-name="P11"><text:span text:style-name="T36"><text:tab/><text:tab/><text:tab/><text:tab/>字段名称_</text:span><text:span text:style-name="T56">5</text:span><text:span text:style-name="T36">:</text:span><text:span text:style-name="T37">方向（借</text:span><text:span text:style-name="T52">/</text:span><text:span text:style-name="T37">贷）</text:span></text:p>
      <text:p text:style-name="P11"><text:span text:style-name="T36"><text:tab/><text:tab/><text:tab/><text:tab/>字段名称_</text:span><text:span text:style-name="T58">6</text:span><text:span text:style-name="T36">:</text:span><text:span text:style-name="T37">期初余额</text:span></text:p>
      <text:p text:style-name="P11"><text:span text:style-name="T36"><text:tab/><text:tab/><text:tab/><text:tab/>字段名称_</text:span><text:span text:style-name="T58">7</text:span><text:span text:style-name="T36">:</text:span><text:span text:style-name="T38">本</text:span><text:span text:style-name="T37">年损益类累计数</text:span></text:p>
      <text:p text:style-name="P4"/>
      <text:p text:style-name="P4"><text:tab/><text:tab/><text:tab/><text:tab/></text:p>
      <text:p text:style-name="P4"><text:tab/><text:tab/><text:tab/><text:tab/></text:p>
      <text:p text:style-name="P12"><text:tab/><text:tab/><text:tab/><text:span text:style-name="T6">功能名称_</text:span><text:span text:style-name="T18">2</text:span>:编辑 功能类型:编辑</text:p>
      <text:p text:style-name="P3"><text:tab/><text:tab/><text:tab/><text:tab/>加上一个字段 ：id <text:s/>文本框 <text:s text:c="3"/>设置隐藏</text:p>
      <text:p text:style-name="P4"><text:soft-page-break/><text:tab/><text:tab/><text:tab/><text:tab/>字段名称_<text:span text:style-name="T76">1</text:span>:<text:span text:style-name="T59">本年借方累计数</text:span></text:p>
      <text:p text:style-name="P11"><text:span text:style-name="T36"><text:tab/><text:tab/><text:tab/><text:tab/>字段名称_</text:span><text:span text:style-name="T58">2</text:span><text:span text:style-name="T36">:</text:span><text:span text:style-name="T37">本年贷方累计数</text:span></text:p>
      <text:p text:style-name="P11"><text:span text:style-name="T36"><text:tab/><text:tab/><text:tab/><text:tab/>字段名称_</text:span><text:span text:style-name="T58">3</text:span><text:span text:style-name="T36">:</text:span><text:span text:style-name="T37">期初余额</text:span></text:p>
      <text:p text:style-name="P4"><text:tab/><text:tab/><text:tab/><text:tab/>字段名称_<text:span text:style-name="T76">4</text:span>:<text:span text:style-name="T59">本年损益类累计数</text:span></text:p>
      <text:p text:style-name="P9"><text:tab/><text:tab/><text:tab/></text:p>
      <text:p text:style-name="P4"><text:span text:style-name="T59"><text:tab/><text:tab/><text:tab/></text:span><text:span text:style-name="T10">功能名称_</text:span><text:span text:style-name="T13">３</text:span><text:span text:style-name="T59">:试算平衡 功能类型:</text:span></text:p>
      <text:p text:style-name="P8"><text:span text:style-name="T1"><text:tab/><text:tab/><text:tab/><text:tab/></text:span><text:span text:style-name="T5">弹出框提示内容</text:span></text:p>
      <text:p text:style-name="P6"/>
      <text:p text:style-name="P6"><text:tab/></text:p>
      <text:p text:style-name="P6"/>
      <text:p text:style-name="P12">导航下拉名_<text:span text:style-name="T77">3</text:span>:权限设置（以后所有的模块都一样的，请前端和ui悉知）</text:p>
      <text:p text:style-name="P4"><text:tab/><text:tab/>导航名_1:设置</text:p>
      <text:p text:style-name="P4"><text:tab/><text:tab/><text:tab/><text:span text:style-name="T6">功能名字_1:</text:span>列表 <text:s/>功能类型:网格 (有网格)</text:p>
      <text:p text:style-name="P4"><text:tab/><text:tab/><text:tab/><text:tab/><text:span text:style-name="T2">加上一个字段 ：id <text:s/>文本框 <text:s text:c="3"/>设置隐藏</text:span></text:p>
      <text:p text:style-name="P4"><text:tab/><text:tab/><text:tab/><text:tab/>字段名称_1:描述</text:p>
      <text:p text:style-name="P4"><text:tab/><text:tab/><text:tab/><text:tab/>字段名称_<text:span text:style-name="T77">2</text:span>:类型</text:p>
      <text:p text:style-name="P4"><text:tab/><text:tab/><text:tab/><text:tab/>字段名称_<text:span text:style-name="T77">3</text:span>:操作对象范围</text:p>
      <text:p text:style-name="P4"><text:tab/><text:tab/><text:tab/><text:span text:style-name="T6">功能名字_</text:span><text:span text:style-name="T19">2</text:span><text:span text:style-name="T6">:修改设置</text:span> <text:s/>功能类型:编辑</text:p>
      <text:p text:style-name="P4"><text:tab/><text:tab/><text:tab/><text:tab/><text:span text:style-name="T2">加上一个字段 ：id <text:s/>文本框 <text:s text:c="3"/>设置隐藏</text:span></text:p>
      <text:p text:style-name="P4"><text:tab/><text:tab/><text:tab/><text:tab/>字段名称_1:描述</text:p>
      <text:p text:style-name="P2"><text:tab/><text:tab/><text:tab/><text:tab/>字段名称_2:操作对象范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09T10:27:02.924809893</dc:date>
    <meta:editing-duration>P2DT14H9M1S</meta:editing-duration>
    <meta:editing-cycles>450</meta:editing-cycles>
    <meta:generator>LibreOffice/5.1.3.2$Linux_X86_64 LibreOffice_project/10$Build-2</meta:generator>
    <meta:document-statistic meta:table-count="0" meta:image-count="0" meta:object-count="0" meta:page-count="9" meta:paragraph-count="364" meta:word-count="5334" meta:character-count="7726" meta:non-whitespace-character-count="5716"/>
  </office:meta>
</office:document-meta>
</file>